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1cm" fo:min-width="1.57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457cm"/>
    </style:style>
    <style:style style:name="gr4" style:family="graphic" style:parent-style-name="standard">
      <style:graphic-properties draw:textarea-horizontal-align="justify" draw:textarea-vertical-align="middle" draw:auto-grow-height="false" fo:min-height="0.6cm" fo:min-width="1.3cm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2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icrosoft Sans Serif" fo:font-size="12pt" style:font-size-asian="12pt" style:font-size-complex="12pt"/>
    </style:style>
    <style:style style:name="P3" style:family="paragraph">
      <style:text-properties style:font-name="Microsoft Sans Serif" fo:font-size="12pt" style:font-size-asian="12pt" style:font-size-complex="12pt"/>
    </style:style>
    <style:style style:name="T1" style:family="text">
      <style:text-properties style:font-name="Microsoft Sans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cm" svg:height="2cm" svg:x="2.802cm" svg:y="3.402cm">
          <text:p text:style-name="P1"><text:span text:style-name="T1">Change</text:span></text:p>
          <text:p text:style-name="P1"><text:span text:style-name="T1">Password</text:span></text:p>
          <text:p text:style-name="P1"><text:span text:style-name="T1">Screen</text:span></text:p>
          <text:p text:style-name="P1"><text:span text:style-name="T1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4.602cm" svg:y1="2.002cm" svg:x2="4.602cm" svg:y2="3.402cm">
          <text:p/>
        </draw:line>
        <draw:frame draw:style-name="gr3" draw:text-style-name="P3" draw:layer="layout" svg:width="2.957cm" svg:height="0.729cm" svg:x="3.282cm" svg:y="1.202cm">
          <draw:text-box>
            <text:p><text:span text:style-name="T1">See Page 38</text:span></text:p>
          </draw:text-box>
        </draw:frame>
        <draw:line draw:style-name="gr2" draw:text-style-name="P1" draw:layer="layout" svg:x1="4.301cm" svg:y1="10.701cm" svg:x2="4.301cm" svg:y2="12.001cm">
          <text:p/>
        </draw:line>
        <draw:custom-shape draw:style-name="gr4" draw:text-style-name="P2" draw:layer="layout" svg:width="3.6cm" svg:height="1.7cm" svg:x="2.099cm" svg:y="17.999cm">
          <text:p text:style-name="P1"><text:span text:style-name="T1">Confirma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3.899cm" svg:y1="13.799cm" svg:x2="3.899cm" svg:y2="14.499cm">
          <text:p/>
        </draw:line>
        <draw:line draw:style-name="gr2" draw:text-style-name="P1" draw:layer="layout" svg:x1="3.899cm" svg:y1="16.699cm" svg:x2="3.899cm" svg:y2="17.999cm">
          <text:p/>
        </draw:line>
        <draw:custom-shape draw:style-name="gr5" draw:text-style-name="P2" draw:layer="layout" svg:width="2.9cm" svg:height="1.4cm" svg:x="8cm" svg:y="18.3cm">
          <text:p text:style-name="P1"><text:span text:style-name="T1">Save changes 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3cm" svg:y1="5.4cm" svg:x2="4.3cm" svg:y2="6.3cm">
          <text:p/>
        </draw:line>
        <draw:line draw:style-name="gr2" draw:text-style-name="P1" draw:layer="layout" svg:x1="4.3cm" svg:y1="8.3cm" svg:x2="4.3cm" svg:y2="9.2cm">
          <text:p/>
        </draw:line>
        <draw:custom-shape draw:style-name="gr1" draw:text-style-name="P2" draw:layer="layout" svg:width="3.3cm" svg:height="2cm" svg:x="2.599cm" svg:y="9.199cm">
          <text:p text:style-name="P1"><text:span text:style-name="T1">Enter</text:span></text:p>
          <text:p text:style-name="P1"><text:span text:style-name="T1">old</text:span></text:p>
          <text:p text:style-name="P1"><text:span text:style-name="T1">Passwor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3.3cm" svg:height="2cm" svg:x="2.299cm" svg:y="11.899cm">
          <text:p text:style-name="P1"><text:span text:style-name="T1">Enter</text:span></text:p>
          <text:p text:style-name="P1"><text:span text:style-name="T1">New</text:span></text:p>
          <text:p text:style-name="P1"><text:span text:style-name="T1">Passwor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3.3cm" svg:height="2cm" svg:x="2.099cm" svg:y="14.599cm">
          <text:p text:style-name="P1"><text:span text:style-name="T1">Re-enter</text:span></text:p>
          <text:p text:style-name="P1"><text:span text:style-name="T1">New</text:span></text:p>
          <text:p text:style-name="P1"><text:span text:style-name="T1">Passwor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3.3cm" svg:height="2cm" svg:x="2.6cm" svg:y="9.2cm">
          <text:p text:style-name="P1"><text:span text:style-name="T1">Enter</text:span></text:p>
          <text:p text:style-name="P1"><text:span text:style-name="T1">old</text:span></text:p>
          <text:p text:style-name="P1"><text:span text:style-name="T1">Passwor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3.3cm" svg:height="2cm" svg:x="2.499cm" svg:y="6.4cm">
          <text:p text:style-name="P1"><text:span text:style-name="T1">Enter</text:span></text:p>
          <text:p text:style-name="P1"><text:span text:style-name="T1">Email</text:span></text:p>
          <text:p text:style-name="P1"><text:span text:style-name="T1">Passwor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5.7cm" svg:y1="18.9cm" svg:x2="7.8cm" svg:y2="18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9T00:31:33.779000000</meta:creation-date>
    <dc:date>2014-12-01T19:23:20</dc:date>
    <meta:editing-duration>PT8M5S</meta:editing-duration>
    <meta:editing-cycles>3</meta:editing-cycles>
    <meta:generator>LibreOffice/4.3.2.2$Windows_x86 LibreOffice_project/edfb5295ba211bd31ad47d0bad0118690f76407d</meta:generator>
    <meta:document-statistic meta:object-count="16"/>
  </office:meta>
</office:document-meta>
</file>